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</style:style>
    <style:style style:name="P11" style:family="paragraph" style:parent-style-name="Text_20_body" style:list-style-name="L5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</style:style>
    <style:style style:name="P44" style:family="paragraph" style:parent-style-name="Text_20_body" style:list-style-name="L9">
    </style:style>
    <style:style style:name="P45" style:family="paragraph" style:parent-style-name="Text_20_body" style:list-style-name="L10">
    </style:style>
    <style:style style:name="P46" style:family="paragraph" style:parent-style-name="Text_20_body" style:list-style-name="L11">
    </style:style>
    <style:style style:name="P47" style:family="paragraph" style:parent-style-name="Text_20_body" style:list-style-name="L12">
    </style:style>
    <style:style style:name="P48" style:family="paragraph" style:parent-style-name="Text_20_body" style:list-style-name="L13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4">
    </style:style>
    <style:style style:name="P66" style:family="paragraph" style:parent-style-name="Text_20_body" style:list-style-name="L15">
    </style:style>
    <style:style style:name="P67" style:family="paragraph" style:parent-style-name="Text_20_body" style:list-style-name="L16">
    </style:style>
    <style:style style:name="P68" style:family="paragraph" style:parent-style-name="Text_20_body" style:list-style-name="L17">
      <style:paragraph-properties fo:margin-top="0in" fo:margin-bottom="0in"/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Text_20_body" style:list-style-name="L20">
    </style:style>
    <style:style style:name="P72" style:family="paragraph" style:parent-style-name="Text_20_body" style:list-style-name="L21">
      <style:paragraph-properties fo:margin-top="0in" fo:margin-bottom="0in"/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Text_20_body" style:list-style-name="L23">
    </style:style>
    <style:style style:name="P75" style:family="paragraph" style:parent-style-name="Text_20_body" style:list-style-name="L24">
    </style:style>
    <style:style style:name="P76" style:family="paragraph" style:parent-style-name="Text_20_body" style:list-style-name="L25">
      <style:paragraph-properties fo:margin-top="0in" fo:margin-bottom="0in"/>
    </style:style>
    <style:style style:name="P77" style:family="paragraph" style:parent-style-name="Text_20_body" style:list-style-name="L26">
    </style:style>
    <style:style style:name="P78" style:family="paragraph" style:parent-style-name="Text_20_body" style:list-style-name="L27">
    </style:style>
    <style:style style:name="P79" style:family="paragraph" style:parent-style-name="Text_20_body" style:list-style-name="L28">
    </style:style>
  </office:automatic-styles>
  <office:body>
    <office:text>
      <text:p text:style-name="Title">Readme.rmd</text:p>
      <text:p text:style-name="Author">Sergio Pedro R Oliveira</text:p>
      <text:p text:style-name="Date">2022-03-08</text:p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"/>Capítulo 4<text:bookmark-end text:name="capítulo-4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aticos"/><text:span text:style-name="T1">Operadores matematicos</text:span>:<text:bookmark-end text:name="operadores-matematicos"/></text:h>
      <text:p text:style-name="P2">## <text:s text:c="2"/>Operador <text:s text:c="7"/>Descrição</text:p>
      <text:p text:style-name="P3">## 1 <text:s text:c="7"/>+ <text:s text:c="12"/>soma</text:p>
      <text:p text:style-name="P4">## 2 <text:s text:c="7"/>- <text:s text:c="7"/>subtração</text:p>
      <text:p text:style-name="P5">## 3 <text:s text:c="7"/>* <text:s text:c="3"/>multiplicação</text:p>
      <text:p text:style-name="P6">## 4 <text:s text:c="7"/>/ <text:s text:c="9"/>divisão</text:p>
      <text:p text:style-name="P7">## 5 <text:s text:c="7"/>% resto da divisão</text:p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8">Mescla dois ou mais dados.<text:line-break/></text:p>
        </text:list-item>
        <text:list-item>
          <text:p text:style-name="P8">O operador de concatenação é especificado por um <text:span text:style-name="T1">pipe duplo</text:span> (||).<text:line-break/></text:p>
        </text:list-item>
        <text:list-item>
          <text:p text:style-name="P8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"/>Capítulo 5<text:bookmark-end text:name="capítulo-5"/></text:h>
      <text:h text:style-name="Heading_20_3" text:outline-level="3"><text:bookmark-start text:name="where"/><text:span text:style-name="T1">WHERE</text:span>:<text:line-break/><text:bookmark-end text:name="where"/></text:h>
      <text:list text:style-name="L3">
        <text:list-item>
          <text:p text:style-name="P9"><text:span text:style-name="T1">Filtro</text:span> de dados(registros) para consulta.<text:line-break/></text:p>
          <text:list text:style-name="L4">
            <text:list-item>
              <text:p text:style-name="P10">Consultas atraves de criterios <text:span text:style-name="T1">matematicos</text:span>.<text:line-break/></text:p>
            </text:list-item>
            <text:list-item>
              <text:p text:style-name="P10">Consultas atraves de criterios em formato <text:span text:style-name="T1">texto</text:span>.<text:line-break/></text:p>
            </text:list-item>
          </text:list>
        </text:list-item>
        <text:list-item>
          <text:p text:style-name="P9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9">Uso do <text:span text:style-name="T1">BETWEEN</text:span> para filtragem inclusiva de dados, buscar dados entre valores.<text:line-break/></text:p>
        </text:list-item>
        <text:list-item>
          <text:p text:style-name="P9">Uso da expressão <text:span text:style-name="T1">LIKE</text:span>, para utilização de caracteres curingas na utilização de filtros.<text:line-break/></text:p>
        </text:list-item>
        <text:list-item>
          <text:p text:style-name="P9">Uso de operadores logicos para auxilar na filtragem de dados:<text:line-break/></text:p>
          <text:list text:style-name="L5">
            <text:list-item>
              <text:p text:style-name="P11"><text:span text:style-name="T2">OR</text:span><text:line-break/>Uso de mais de um criterio para filtragem.<text:line-break/></text:p>
            </text:list-item>
            <text:list-item>
              <text:p text:style-name="P11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/text:p>
      <text:p text:style-name="P12">## <text:s text:c="2"/>p NOT_p q NOT_q p_AND_q p_OR_q</text:p>
      <text:p text:style-name="P13">## 1 V <text:s text:c="4"/>F V <text:s text:c="4"/>F <text:s text:c="6"/>V <text:s text:c="5"/>V</text:p>
      <text:p text:style-name="P14">## 2 V <text:s text:c="4"/>F F <text:s text:c="4"/>V <text:s text:c="6"/>F <text:s text:c="5"/>V</text:p>
      <text:p text:style-name="P15">## 3 F <text:s text:c="4"/>V V <text:s text:c="4"/>F <text:s text:c="6"/>F <text:s text:c="5"/>V</text:p>
      <text:p text:style-name="P16">## 4 F <text:s text:c="4"/>V F <text:s text:c="4"/>V <text:s text:c="6"/>F <text:s text:c="5"/>F</text:p>
      <text:list text:style-name="L6">
        <text:list-item>
          <text:p text:style-name="P17">Uso de <text:span text:style-name="T1">listas</text:span>:<text:line-break/></text:p>
          <text:list text:style-name="L7">
            <text:list-item>
              <text:p text:style-name="P18"><text:span text:style-name="T2">IN</text:span><text:line-break/>fornece uma lista validade valores como criterio de filtragem.<text:line-break/></text:p>
            </text:list-item>
            <text:list-item>
              <text:p text:style-name="P18"><text:span text:style-name="T2">NOT IN</text:span><text:line-break/>Todos os dados, exceto os fornecidos pela lista.<text:line-break/></text:p>
            </text:list-item>
          </text:list>
        </text:list-item>
      </text:list>
      <text:p text:style-name="P19">## <text:s text:c="5"/>Operador</text:p>
      <text:p text:style-name="P20">## 1 <text:s text:c="8"/>AND</text:p>
      <text:p text:style-name="P21">## 2 <text:s text:c="9"/>OR</text:p>
      <text:p text:style-name="P22">## 3 <text:s text:c="4"/>BETWEEN</text:p>
      <text:p text:style-name="P23">## 4 <text:s text:c="9"/>IN</text:p>
      <text:p text:style-name="P24">## 5 <text:s text:c="8"/>NOT</text:p>
      <text:p text:style-name="P25">## 6 <text:s text:c="4"/>IS NULL</text:p>
      <text:p text:style-name="P26">## 7 IS NOT NULL</text:p>
      <text:p text:style-name="P27">## <text:s text:c="54"/>Descricao_op_logc</text:p>
      <text:p text:style-name="P28">## 1 <text:s text:c="12"/>Verifica se todas as expressões booleanas são verdadeiras</text:p>
      <text:p text:style-name="P29">## 2 <text:s text:c="19"/>Verifica se alguma expressão booleana é verdadeira</text:p>
      <text:p text:style-name="P30">## 3 Verifica se um valor se encaixa inclusivamente dentro de um intervalo</text:p>
      <text:p text:style-name="P31">## 4 <text:s text:c="11"/>Verifica se um valor existe dentro de uma lista de valores</text:p>
      <text:p text:style-name="P32">## 5 <text:s text:c="21"/>Nega e inverte o valor em uma expressão booleana</text:p>
      <text:p text:style-name="P33">## 6 <text:s text:c="42"/>Verifica se um valor é nulo</text:p>
      <text:p text:style-name="P34">## 7 <text:s text:c="38"/>Verifica se um valor não é nulo</text:p>
      <text:p text:style-name="P35">## <text:s text:c="13"/>Exemplo</text:p>
      <text:p text:style-name="P36">## 1 <text:s text:c="11"/>x AND y</text:p>
      <text:p text:style-name="P37">## 2 <text:s text:c="12"/>x OR y</text:p>
      <text:p text:style-name="P38">## 3 <text:s text:c="1"/>a BETWEEN x AND y</text:p>
      <text:p text:style-name="P39">## 4 <text:s text:c="4"/>a IN (x,y,w,z)</text:p>
      <text:p text:style-name="P40">## 5 a NOT IN (x,y,w,z)</text:p>
      <text:p text:style-name="P41">## 6 <text:s text:c="9"/>a IS NULL</text:p>
      <text:p text:style-name="P42">## 7 <text:s text:c="5"/>a IS NOT NULL</text:p>
      <text:list text:style-name="L8">
        <text:list-item>
          <text:p text:style-name="P43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44"><text:span text:style-name="T1">true</text:span> = 1.<text:line-break/></text:p>
            </text:list-item>
            <text:list-item>
              <text:p text:style-name="P44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45">Tratamento de NULL, valor nulo.</text:p>
          <text:list text:style-name="L11">
            <text:list-item>
              <text:p text:style-name="P46">funções para trabalhar com NULL:</text:p>
              <text:list text:style-name="L12">
                <text:list-item>
                  <text:p text:style-name="P47"><text:span text:style-name="T1">IS NULL</text:span><text:line-break/>Filtra valores NULL.<text:line-break/></text:p>
                </text:list-item>
                <text:list-item>
                  <text:p text:style-name="P47"><text:span text:style-name="T1">IS NOT NULL</text:span><text:line-break/>Filtra valores não NULL.<text:line-break/></text:p>
                </text:list-item>
                <text:list-item>
                  <text:p text:style-name="P47"><text:span text:style-name="T1">IS NULL OR</text:span><text:line-break/>Adiciona NULL a filtragem, junto de outros criterios.<text:line-break/></text:p>
                </text:list-item>
                <text:list-item>
                  <text:p text:style-name="P47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"/>Capítulo 6<text:bookmark-end text:name="capítulo-6"/></text:h>
      <text:p text:style-name="First_20_paragraph"><text:span text:style-name="T1">GROUP BY</text:span> e <text:span text:style-name="T1">ORDER BY</text:span><text:line-break/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48">Agrupamento de registros.<text:line-break/></text:p>
        </text:list-item>
        <text:list-item>
          <text:p text:style-name="P48">É comum ser usado em conjunto com <text:span text:style-name="T1">WHERE</text:span> para selecionar dados.<text:line-break/></text:p>
        </text:list-item>
        <text:list-item>
          <text:p text:style-name="P48">Normalmente é usado com conjunto com funções tipicas de sumarização (resumo), como:<text:line-break/></text:p>
        </text:list-item>
      </text:list>
      <text:p text:style-name="P49">## <text:s text:c="11"/>Funcao</text:p>
      <text:p text:style-name="P50">## 1 <text:s text:c="9"/>avg(X)</text:p>
      <text:p text:style-name="P51">## 2 <text:s text:c="7"/>count(X)</text:p>
      <text:p text:style-name="P52">## 3 <text:s text:c="7"/>count(*)</text:p>
      <text:p text:style-name="P53">## 4 <text:s text:c="9"/>max(X)</text:p>
      <text:p text:style-name="P54">## 5 <text:s text:c="9"/>min(X)</text:p>
      <text:p text:style-name="P55">## 6 <text:s text:c="9"/>sum(X)</text:p>
      <text:p text:style-name="P56">## 7 group_concat(X)</text:p>
      <text:p text:style-name="P57">## <text:s text:c="42"/>Descricao_func_tipica_groupby</text:p>
      <text:p text:style-name="P58">## 1 Calcula a media de todos os valores da coluna X (Omite valores nulos)</text:p>
      <text:p text:style-name="P59">## 2 <text:s text:c="22"/>Contao o numero de valore não nulos da coluna X</text:p>
      <text:p text:style-name="P60">## 3 <text:s text:c="45"/>Conta o numero registros</text:p>
      <text:p text:style-name="P61">## 4 <text:s text:c="12"/>Encontra o valor maximo da coluna X (Omite valores nulos)</text:p>
      <text:p text:style-name="P62">## 5 <text:s text:c="12"/>Encontra o valor minimo da coluna X (Omite valores nulos)</text:p>
      <text:p text:style-name="P63">## 6 <text:s text:c="9"/>Calcula a soma dos valores da coluna X (Omite valores nulos)</text:p>
      <text:p text:style-name="P64">## 7 <text:s text:c="24"/>Concatena os valores não nulos da coluna X.**</text:p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65">Escrevendo o nome das colunas especificadas em <text:span text:style-name="T1">SELECT</text:span>.<text:line-break/></text:p>
        </text:list-item>
        <text:list-item>
          <text:p text:style-name="P65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66">Ordenando registros.<text:line-break/></text:p>
        </text:list-item>
        <text:list-item>
          <text:p text:style-name="P66">Por padrão a instrução ORDER BY organiza por ordem crescente os registros.<text:line-break/></text:p>
        </text:list-item>
        <text:list-item>
          <text:p text:style-name="P66">Operadores <text:span text:style-name="T1">ORDER BY</text:span>:</text:p>
          <text:list text:style-name="L16">
            <text:list-item>
              <text:p text:style-name="P67"><text:span text:style-name="T1">ASC</text:span><text:line-break/>Organiza os registros. em ordem crescente<text:line-break/></text:p>
            </text:list-item>
            <text:list-item>
              <text:p text:style-name="P67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68">Filtra registros de acordo com um valor agregado.<text:line-break/></text:p>
        </text:list-item>
        <text:list-item>
          <text:p text:style-name="P68">Substitui o <text:span text:style-name="T1">WHERE</text:span> para filtrar valores agregados por <text:span text:style-name="T1">GROUP BY</text:span>.<text:line-break/></text:p>
        </text:list-item>
        <text:list-item>
          <text:p text:style-name="P68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69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"/>Capítulo 7<text:bookmark-end text:name="capítulo-7"/></text:h>
      <text:h text:style-name="Heading_20_3" text:outline-level="3"><text:bookmark-start text:name="case"/>CASE<text:bookmark-end text:name="case"/></text:h>
      <text:list text:style-name="L19">
        <text:list-item>
          <text:p text:style-name="P70">Esse comando nos permite substituir o valor de uma coluna por outro valor, de acordo com uma ou mais condições.<text:line-break/></text:p>
        </text:list-item>
        <text:list-item>
          <text:p text:style-name="P70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70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71">Onde é possivel colocar a instrução CASE dentro de uma função de agregação, substituindo assim o uso do <text:span text:style-name="T1">WHERE</text:span>.<text:line-break/></text:p>
        </text:list-item>
        <text:list-item>
          <text:p text:style-name="P71">Aplicando assim mais de um filtro distinto na mesma pesquisa.<text:line-break/></text:p>
        </text:list-item>
        <text:list-item>
          <text:p text:style-name="P71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71">É possivel dentro da <text:span text:style-name="T2">condição</text:span> fazer uso de operadores logicos:<text:line-break/></text:p>
          <text:list text:style-name="L21">
            <text:list-item>
              <text:p text:style-name="P72"><text:span text:style-name="T1">OR</text:span><text:line-break/></text:p>
            </text:list-item>
            <text:list-item>
              <text:p text:style-name="P72"><text:span text:style-name="T1">AND</text:span><text:line-break/></text:p>
            </text:list-item>
            <text:list-item>
              <text:p text:style-name="P72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"/>Capítulo 8<text:bookmark-end text:name="capítulo-8"/></text:h>
      <text:h text:style-name="Heading_20_3" text:outline-level="3"><text:bookmark-start text:name="join"/>JOIN<text:bookmark-end text:name="join"/></text:h>
      <text:h text:style-name="Heading_20_4" text:outline-level="4"><text:bookmark-start text:name="banco-de-dados-relacional"/>Banco de dados relacional<text:bookmark-end text:name="banco-de-dados-relacional"/></text:h>
      <text:list text:style-name="L22">
        <text:list-item>
          <text:p text:style-name="P73">Duas ou mais tabelas se relacionam (relacionais) determinado campo de uma tabela aponta para o campo de outra tabela.<text:line-break/></text:p>
        </text:list-item>
        <text:list-item>
          <text:p text:style-name="P73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73">Dizemos que uma tabela é pai da outra quando a segunda tabela depende de informações da primeira tabela. a primeira tabela é pai e a segunda tabela é filha.<text:line-break/></text:p>
        </text:list-item>
        <text:list-item>
          <text:p text:style-name="P73">Tipos de relacionamento entre tabela-pai e tabela-filha:<text:line-break/></text:p>
          <text:list text:style-name="L23">
            <text:list-item>
              <text:p text:style-name="P74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74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74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4" text:outline-level="4"><text:bookmark-start text:name="inner-join"/><text:span text:style-name="T1">INNER JOIN</text:span><text:bookmark-end text:name="inner-join"/></text:h>
      <text:list text:style-name="L24">
        <text:list-item>
          <text:p text:style-name="P75">Une duas tabelas, relacionadas, para efetuar consultas mais eficientes.<text:line-break/></text:p>
        </text:list-item>
        <text:list-item>
          <text:p text:style-name="P75">A mescla é feita apartir de algum campo comum, para que os registros se alinhem, colunas <text:span text:style-name="T2">chave</text:span>.<text:line-break/></text:p>
        </text:list-item>
        <text:list-item>
          <text:p text:style-name="P75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5">Obs.:</text:p>
          <text:list text:style-name="L25">
            <text:list-item>
              <text:p text:style-name="P76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76">É dentro do <text:span text:style-name="T1">FROM</text:span> que é executado o <text:span text:style-name="T1">JOIN INNER</text:span>.<text:line-break/></text:p>
            </text:list-item>
            <text:list-item>
              <text:p text:style-name="P76">Quanto a exibição dos resultados, só é exibido registros que existam nas duas tabelas.<text:line-break/></text:p>
            </text:list-item>
            <text:list-item>
              <text:p text:style-name="P76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h text:style-name="Heading_20_4" text:outline-level="4"><text:bookmark-start text:name="left-join"/><text:span text:style-name="T1">LEFT JOIN</text:span><text:bookmark-end text:name="left-join"/></text:h>
      <text:list text:style-name="L26">
        <text:list-item>
          <text:p text:style-name="P77"><text:span text:style-name="T1">LEFT JOIN</text:span><text:line-break/>- Mescla duas tabelas, uma há esquerda.<text:line-break/>- Mantem todos os registros da tabela a esquerda.<text:line-break/>- Diferente do <text:span text:style-name="T1">INNER JOIN</text:span>, não omite registros. Registros sem associação entre as tabelas recebe valor <text:span text:style-name="T1">NULL</text:span>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7"><text:span text:style-name="T1">LEFT JOIN</text:span> + <text:span text:style-name="T1">WHERE NULL</text:span><text:line-break/>- Pode ser usado em conjunto com filtro <text:span text:style-name="T1">WHERE</text:span> procurando valores <text:span text:style-name="T1">NULL</text:span> para achar registros sem relação entre tabelas.<text:line-break/>ex.: pedidos sem cliente ou clientes sem pedidos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text:span text:style-name="T1">WHERE</text:span> (coluna_procurada ou <text:span text:style-name="T2">coluna_chave</text:span>) = <text:span text:style-name="T1">NULL</text:span><text:line-break/></text:p>
        </text:list-item>
      </text:list>
      <text:h text:style-name="Heading_20_4" text:outline-level="4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SQLite, porem tem nos outros banco de dados.<text:line-break/></text:p>
      <text:list text:style-name="L27">
        <text:list-item>
          <text:p text:style-name="P78"><text:span text:style-name="T1">RIGHT JOIN</text:span> - Mescla duas tabelas, uma há direita.<text:line-break/>- Mantem todos os registros da tabela da direita.<text:line-break/>- Diferente do <text:span text:style-name="T1">INNER JOIN</text:span>, não omite registros. Registros sem associação entre as tabelas recebe valor <text:span text:style-name="T1">NULL</text:span>.<text:line-break/></text:p>
        </text:list-item>
        <text:list-item>
          <text:p text:style-name="P78"><text:span text:style-name="T1">OUTER JOIN</text:span> - <text:span text:style-name="T1">OUTER JOIN</text:span> é um operador de associação externa completa.<text:line-break/>- Inclui todos os registros das duas tabelas.<text:line-break/>- Executa o <text:span text:style-name="T1">LEFT JOIN</text:span> e o <text:span text:style-name="T1">RIGHT JOIN</text:span> simultanemente.<text:line-break/>- Busca registros orfãs nas duas direções.<text:line-break/></text:p>
        </text:list-item>
      </text:list>
      <text:h text:style-name="Heading_20_4" text:outline-level="4"><text:bookmark-start text:name="associando-várias-tabelas"/>Associando várias tabelas<text:bookmark-end text:name="associando-várias-tabelas"/></text:h>
      <text:list text:style-name="L28">
        <text:list-item>
          <text:p text:style-name="P79">Associação de diversas tabelas <text:span text:style-name="T1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T1">SELECT</text:span><text:line-break/>(colunas que deseja obter),<text:line-break/><text:span text:style-name="T2">tabela.coluna_chave1</text:span>,<text:line-break/><text:span text:style-name="T2">tabela.coluna_chave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/text:p>
        </text:list-item>
        <text:list-item>
          <text:p text:style-name="P79">Agrupando <text:span text:style-name="T1">JOIN</text:span>s<text:line-break/>- Apenas adicionar GROUP_BY ao final.<text:line-break/>- Determinando quais devem ser as colunas a serem agrupadas.<text:line-break/>- Por conseguencia é possivel usar as funções de agrupamento para conseguir novas informações.<text:line-break/>- Sintaxe:<text:line-break/><text:span text:style-name="T1">SELECT</text:span><text:line-break/><text:span text:style-name="T2">coluna1</text:span>,<text:line-break/><text:span text:style-name="T2">coluna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text:span text:style-name="T1">GROUP BY</text:span> <text:span text:style-name="T2">coluna1</text:span>, <text:span text:style-name="T2">coluna 2</text:span> <text:span text:style-name="T2">(ou 1, 2)</text:span><text:line-break/></text:p>
        </text:list-item>
        <text:list-item>
          <text:p text:style-name="P79">Associação de diversos <text:span text:style-name="T1">LEFT JOIN</text:span>s<text:line-break/>- É simples, basta ao inves de usar <text:span text:style-name="T1">INNER JOIN</text:span>, utilizar <text:span text:style-name="T1">LEFT JOIN</text:span>.<text:line-break/>- Utilizado para mostrar todos os registros da mescla de tabelas.<text:line-break/>- A sintaxe é basicamente a mesma da <text:span text:style-name="T2">associação de diversos</text:span> <text:span text:style-name="T1">INNER JOIN</text:span>.<text:line-break/>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Estudando instrução <text:span text:style-name="T1">JOIN</text:span> - associando varias tabelas.<text:line-break/></text:p>
      <text:h text:style-name="Heading_20_2" text:outline-level="2"><text:bookmark-start text:name="assunto-em-andamento"/>Assunto em andamento:<text:bookmark-end text:name="assunto-em-andamento"/></text:h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08T12:59:45Z</meta:creation-date>
    <dc:date>2022-03-08T12:59:45Z</dc:date>
    <meta:user-defined meta:name="date" meta:value-type="string">2022-03-08</meta:user-defined>
    <meta:user-defined meta:name="output" meta:value-type="string"/>
  </office:meta>
</office:document-meta>
</file>